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c9c4" officeooo:paragraph-rsid="000bc9c4"/>
    </style:style>
    <style:style style:name="P2" style:family="paragraph" style:parent-style-name="Standard">
      <style:text-properties officeooo:rsid="000c4ba6" officeooo:paragraph-rsid="000c4ba6"/>
    </style:style>
    <style:style style:name="P3" style:family="paragraph" style:parent-style-name="Standard">
      <style:text-properties officeooo:rsid="000c9504" officeooo:paragraph-rsid="000c9504"/>
    </style:style>
    <style:style style:name="P4" style:family="paragraph" style:parent-style-name="Standard">
      <style:text-properties officeooo:rsid="000d7c7b" officeooo:paragraph-rsid="000d7c7b"/>
    </style:style>
    <style:style style:name="P5" style:family="paragraph" style:parent-style-name="Standard">
      <style:text-properties officeooo:rsid="000f5bc6" officeooo:paragraph-rsid="000f5bc6"/>
    </style:style>
    <style:style style:name="P6" style:family="paragraph" style:parent-style-name="Standard">
      <style:paragraph-properties fo:break-before="page"/>
      <style:text-properties officeooo:rsid="000f5bc6" officeooo:paragraph-rsid="000f5bc6"/>
    </style:style>
    <style:style style:name="P7" style:family="paragraph" style:parent-style-name="Standard">
      <style:text-properties officeooo:rsid="000f9fc4" officeooo:paragraph-rsid="000f9fc4"/>
    </style:style>
    <style:style style:name="P8" style:family="paragraph" style:parent-style-name="Standard">
      <style:text-properties officeooo:rsid="00117d58" officeooo:paragraph-rsid="00117d58"/>
    </style:style>
    <style:style style:name="P9" style:family="paragraph" style:parent-style-name="Standard">
      <style:paragraph-properties fo:text-align="start" style:justify-single-word="false"/>
      <style:text-properties officeooo:rsid="00090b99" officeooo:paragraph-rsid="001531f1"/>
    </style:style>
    <style:style style:name="P10" style:family="paragraph" style:parent-style-name="Standard">
      <style:text-properties officeooo:rsid="00090b99" officeooo:paragraph-rsid="001531f1"/>
    </style:style>
    <style:style style:name="P11" style:family="paragraph" style:parent-style-name="Standard">
      <style:paragraph-properties fo:text-align="end" style:justify-single-word="false"/>
      <style:text-properties officeooo:rsid="001346ff" officeooo:paragraph-rsid="001531f1"/>
    </style:style>
    <style:style style:name="P12" style:family="paragraph" style:parent-style-name="Standard">
      <style:text-properties fo:font-weight="bold" officeooo:rsid="001346ff" officeooo:paragraph-rsid="001531f1" style:font-weight-asian="bold" style:font-weight-complex="bold"/>
    </style:style>
    <style:style style:name="P13" style:family="paragraph" style:parent-style-name="Standard">
      <style:text-properties officeooo:paragraph-rsid="001531f1"/>
    </style:style>
    <style:style style:name="P14" style:family="paragraph" style:parent-style-name="Standard">
      <style:text-properties officeooo:rsid="00185cab" officeooo:paragraph-rsid="00185cab"/>
    </style:style>
    <style:style style:name="P15" style:family="paragraph" style:parent-style-name="Standard">
      <style:text-properties officeooo:rsid="000bc9c4" officeooo:paragraph-rsid="000bc9c4"/>
    </style:style>
    <style:style style:name="P16" style:family="paragraph" style:parent-style-name="Standard">
      <style:text-properties officeooo:rsid="000bc9c4" officeooo:paragraph-rsid="001dfc88"/>
    </style:style>
    <style:style style:name="P17" style:family="paragraph" style:parent-style-name="Standard">
      <style:text-properties officeooo:rsid="001c86ce" officeooo:paragraph-rsid="001c86ce"/>
    </style:style>
    <style:style style:name="P18" style:family="paragraph" style:parent-style-name="Standard">
      <style:text-properties fo:font-weight="bold" officeooo:rsid="001c86ce" officeooo:paragraph-rsid="001c86ce" style:font-weight-asian="bold" style:font-weight-complex="bold"/>
    </style:style>
    <style:style style:name="P19" style:family="paragraph" style:parent-style-name="Standard">
      <style:text-properties officeooo:rsid="00185cab" officeooo:paragraph-rsid="00185cab"/>
    </style:style>
    <style:style style:name="P20" style:family="paragraph" style:parent-style-name="Standard">
      <style:text-properties officeooo:rsid="000c4ba6" officeooo:paragraph-rsid="000c4ba6"/>
    </style:style>
    <style:style style:name="P21" style:family="paragraph" style:parent-style-name="Standard">
      <style:text-properties officeooo:rsid="001fb2d7" officeooo:paragraph-rsid="001fb2d7"/>
    </style:style>
    <style:style style:name="P22" style:family="paragraph" style:parent-style-name="Standard">
      <style:text-properties officeooo:rsid="000c9504" officeooo:paragraph-rsid="001fb2d7"/>
    </style:style>
    <style:style style:name="P23" style:family="paragraph" style:parent-style-name="Standard">
      <style:text-properties officeooo:rsid="000f9fc4" officeooo:paragraph-rsid="000f9fc4"/>
    </style:style>
    <style:style style:name="P24" style:family="paragraph" style:parent-style-name="Table_20_Contents">
      <style:text-properties officeooo:rsid="001e3a91" officeooo:paragraph-rsid="001e3a91"/>
    </style:style>
    <style:style style:name="P25" style:family="paragraph" style:parent-style-name="Table_20_Contents">
      <style:text-properties fo:font-weight="bold" officeooo:rsid="001e3a91" officeooo:paragraph-rsid="001e3a91" style:font-weight-asian="bold" style:font-weight-complex="bold"/>
    </style:style>
    <style:style style:name="P26" style:family="paragraph">
      <style:paragraph-properties fo:text-align="center"/>
    </style:style>
    <style:style style:name="T1" style:family="text">
      <style:text-properties officeooo:rsid="000f5bc6"/>
    </style:style>
    <style:style style:name="T2" style:family="text">
      <style:text-properties officeooo:rsid="000ff6df"/>
    </style:style>
    <style:style style:name="T3" style:family="text">
      <style:text-properties officeooo:rsid="001346ff"/>
    </style:style>
    <style:style style:name="T4" style:family="text">
      <style:text-properties officeooo:rsid="001531f1"/>
    </style:style>
    <style:style style:name="T5" style:family="text">
      <style:text-properties officeooo:rsid="00185cab"/>
    </style:style>
    <style:style style:name="T6" style:family="text">
      <style:text-properties fo:color="#fc5c00" loext:opacity="100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ef1ac"/>
    </style:style>
    <style:style style:name="T10" style:family="text">
      <style:text-properties officeooo:rsid="001fb2d7"/>
    </style:style>
    <style:style style:name="gr1" style:family="graphic">
      <style:graphic-properties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Ü<text:span text:style-name="T3">bungen zu Betriebssysteme I</text:span></text:p>
      <text:p text:style-name="P11">Klaus Ruhland</text:p>
      <text:p text:style-name="P11"><draw:line text:anchor-type="paragraph" draw:z-index="1" draw:name="Shape1" draw:style-name="gr1" draw:text-style-name="P26" svg:x1="0.002cm" svg:y1="0.317cm" svg:x2="17.011cm" svg:y2="0.215cm"><text:p/></draw:line></text:p>
      <text:p text:style-name="P12">Thema <text:span text:style-name="T4">Unterschied Windows - Android</text:span></text:p>
      <text:p text:style-name="P10"><draw:line text:anchor-type="paragraph" draw:z-index="0" draw:name="Shape1" draw:style-name="gr1" draw:text-style-name="P26" svg:x1="-0.028cm" svg:y1="0.197cm" svg:x2="16.951cm" svg:y2="0.111cm"><text:p/></draw:line></text:p>
      <text:p text:style-name="P9"/>
      <text:p text:style-name="P1">Unterschiede von Betriebssystemen Android vs. Windows</text:p>
      <text:p text:style-name="P1"/>
      <text:p text:style-name="P1">1.) Das Windows OS ist für große Bildschirme gedacht, d.h. für Laptops oder Desktops</text:p>
      <text:p text:style-name="P1">Minimal 1024x768</text:p>
      <text:p text:style-name="P1">Das Android O<text:span text:style-name="T5">S</text:span> ist für mobile Endgeräte gedacht, d.h. für Smartphones bzw. Tablets</text:p>
      <text:p text:style-name="P1"/>
      <text:p text:style-name="P18">Wie ist die Benutzerfreundlichkeit?</text:p>
      <text:p text:style-name="P14">Das Windows OS ist gut mit der Maus bedienbar, es gibt Funktionen mit der rechten Maustaste.</text:p>
      <text:p text:style-name="P17">Viele Funktionen sind versteckt.</text:p>
      <text:p text:style-name="P17"/>
      <text:p text:style-name="P14">Für das Android OS gibt es keine Maus (insbesondere keine rechte Maustaste), es ist über Touchscreen bedienbar</text:p>
      <text:p text:style-name="P1"/>
      <text:p text:style-name="P18">Generell: </text:p>
      <text:p text:style-name="P18"><text:span text:style-name="T7">- Software sollte heute gut bedienbar (USABILITY) und intuitiv</text:span></text:p>
      <text:p text:style-name="P18"><text:span text:style-name="T7">- Beispiel: Google Produkte, Farben und Icons</text:span></text:p>
      <text:p text:style-name="P18"><text:span text:style-name="T7"/></text:p>
      <text:p text:style-name="P18"><text:span text:style-name="T7"/></text:p>
      <text:p text:style-name="P16">2.) Das Windows OS gehört zur <text:span text:style-name="T8">Microsoft</text:span> Familie,</text:p>
      <text:p text:style-name="P16">Android gehört zur <text:span text:style-name="T8">LINUX/UNIX</text:span> Familie</text:p>
      <text:p text:style-name="P1"/>
      <table:table table:name="Table1" table:style-name="Table1">
        <table:table-column table:style-name="Table1.A" table:number-columns-repeated="2"/>
        <table:table-row table:style-name="TableLine140541299860640">
          <table:table-cell table:style-name="Table1.A1" office:value-type="string">
            <text:p text:style-name="P25">Microsoft Windows</text:p>
          </table:table-cell>
          <table:table-cell table:style-name="Table1.B1" office:value-type="string">
            <text:p text:style-name="P25">LINUX/UNIX/Android/iOS/MacOS</text:p>
          </table:table-cell>
        </table:table-row>
        <table:table-row table:style-name="TableLine140541299860640">
          <table:table-cell table:style-name="Table1.A2" office:value-type="string">
            <text:p text:style-name="P24">Großer Kernel</text:p>
          </table:table-cell>
          <table:table-cell table:style-name="Table1.B2" office:value-type="string">
            <text:p text:style-name="P24">Kleiner Kernel möglich</text:p>
          </table:table-cell>
        </table:table-row>
        <table:table-row table:style-name="TableLine140541299860640">
          <table:table-cell table:style-name="Table1.A2" office:value-type="string">
            <text:p text:style-name="P24">Grafische Benutzeroberfläche GUI</text:p>
          </table:table-cell>
          <table:table-cell table:style-name="Table1.B2" office:value-type="string">
            <text:p text:style-name="P24">Auch ohne GUI möglich (Kernel klein)</text:p>
          </table:table-cell>
        </table:table-row>
        <table:table-row table:style-name="TableLine14054129986064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4">Performance++</text:p>
          </table:table-cell>
        </table:table-row>
        <table:table-row table:style-name="TableLine14054129986064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4">Security++</text:p>
          </table:table-cell>
        </table:table-row>
        <table:table-row table:style-name="TableLine140541299860640">
          <table:table-cell table:style-name="Table1.A2" office:value-type="string">
            <text:p text:style-name="P24">Laufwerke c: d: </text:p>
          </table:table-cell>
          <table:table-cell table:style-name="Table1.B2" office:value-type="string">
            <text:p text:style-name="P24">Hier gibt es keine Laufwerke sondern nur einen Baum mit dem Start / (root-Verzeichnis)</text:p>
          </table:table-cell>
        </table:table-row>
        <table:table-row table:style-name="TableLine140541299860640">
          <table:table-cell table:style-name="Table1.A2" office:value-type="string">
            <text:p text:style-name="P24">Case Insensitiv (egal ob Groß oder Kleinbuchstaben)</text:p>
          </table:table-cell>
          <table:table-cell table:style-name="Table1.B2" office:value-type="string">
            <text:p text:style-name="P24">Case Sensitiv</text:p>
          </table:table-cell>
        </table:table-row>
        <table:table-row table:style-name="TableLine140541299860640">
          <table:table-cell table:style-name="Table1.A2" office:value-type="string">
            <text:p text:style-name="P24">Zeichensatz kann problematisch sein</text:p>
            <text:p text:style-name="P24">auf Systemebene</text:p>
            <text:p text:style-name="P24">(nicht in Word, Excel oder Powerpoint)</text:p>
          </table:table-cell>
          <table:table-cell table:style-name="Table1.B2" office:value-type="string">
            <text:p text:style-name="P24">Alles ist im Zeichensatz utf-8 (internationale Zeichensatz UNICODE )</text:p>
          </table:table-cell>
        </table:table-row>
      </table:table>
      <text:p text:style-name="P1"/>
      <text:p text:style-name="P1"/>
      <text:p text:style-name="P1"/>
      <text:p text:style-name="P2">Unter Android kann man die App „Term<text:span text:style-name="T9">ux</text:span>“ aus Google Play laden, <text:span text:style-name="T9">unter iOS gibt es im App Store die App a-shell</text:span></text:p>
      <text:p text:style-name="P2"/>
      <text:p text:style-name="P2">Mit dieser App kann man im Terminal die gewohnten LINUX Kommandos eingeben</text:p>
      <text:p text:style-name="P2">z.B </text:p>
      <text:p text:style-name="P2"><text:tab/>ls -al /</text:p>
      <text:p text:style-name="P2">zur Ausgabe des Dateibaums</text:p>
      <text:p text:style-name="P2"><text:soft-page-break/></text:p>
      <text:p text:style-name="P2"/>
      <text:p text:style-name="P21">Ein mobiles Betriebssystem wie Android oder iOS ist ein sehr eingeschränktes Betriebssystem (z.B. kann man keine Administrator Kommandos ausführen)</text:p>
      <text:p text:style-name="P21"/>
      <text:p text:style-name="P21"/>
      <text:p text:style-name="P21"/>
      <text:p text:style-name="P3">3.) Unter Windows kann man einfach eine .exe Datei ( d.h. eine ausführbare Datei bzw. ein Programm ) auf die Festplatte kopieren und ausführen</text:p>
      <text:p text:style-name="P22">Unter Android kann man nur eine App ( wesentlich komplexer als eine .exe,<text:span text:style-name="T10">Bei der Installation einer App wird z.B. ein neuer user angelegt, eine neue Gruppe angelegt </text:span>)</text:p>
      <text:p text:style-name="P3">herunterladen ( z.B. Google Play ) und diese ausführen.</text:p>
      <text:p text:style-name="P3"/>
      <text:p text:style-name="P3">4.) Der Grund für 3.) ist der, dass man mit einem Smartphone Kosten verursachen kann</text:p>
      <text:p text:style-name="P3">z.B. eine SMS an eine teure Rufnummer senden. D.h. das Android System muss wesentlich</text:p>
      <text:p text:style-name="P3">sicherer aufgebaut sein, als z.B. ein Windows System</text:p>
      <text:p text:style-name="P3">Eine App auf Android hat ihren geschlossenen Bereich ( Sandbox ) und der Zugriff</text:p>
      <text:p text:style-name="P3">auf das Betriebssystem bzw. andere Apps ist sehr eingeschränkt.</text:p>
      <text:p text:style-name="P4"><text:span text:style-name="T6">SECURITY</text:span> spielt auf einem Android System eine wesentlich größere Rolle als</text:p>
      <text:p text:style-name="P4">bei einem Windows System.</text:p>
      <text:p text:style-name="P4"/>
      <text:p text:style-name="P4">5.) Der Browser ist das meistgenutzte Programm – welche Unterschiede gibt es zwischen den Browsern auf Android und Browsern auf Windows</text:p>
      <text:p text:style-name="P4"/>
      <text:p text:style-name="P4">Z.B. Windows FireFox Mozilla: <text:span text:style-name="T1">Die größte Gefahr bei den Browsern unter Windows sind die sog.</text:span></text:p>
      <text:p text:style-name="P5">Plugins bzw. AddOns</text:p>
      <text:p text:style-name="P5">( Bei den Android Browsern gibt es keine AddOns oder Plugins )</text:p>
      <text:p text:style-name="P5">Beispiel: Flash Player Plugin – zum Abspielen von Flash Videos ( vor 2010 noch sehr verbreitet,</text:p>
      <text:p text:style-name="P5">mittlerweile nicht mehr. Das Plugin verletzt das Sandbox Prinzip, weil das Programm nicht im Browser abläuft, sondern getrennt. )</text:p>
      <text:p text:style-name="P6"/>
      <text:p text:style-name="P7"/>
      <text:p text:style-name="P8">7.) Das Betriebssytem Android ist eine sehr eingeschränkte LINUX/UNIX Version</text:p>
      <text:p text:style-name="P8">( z.B. gibt es keine etc/passwd Datei zur Auflistung der user, auch gibt es keinen C-Compiler, … )</text:p>
      <text:p text:style-name="P8">Diese eingeschränkte Version wird vom Hardware-Hersteller geliefert ( z.B. Samsung )</text:p>
      <text:p text:style-name="P8"/>
      <text:p text:style-name="P7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10-09T09:47:11.188769000</meta:creation-date>
    <dc:date>2021-10-21T13:26:39.009998047</dc:date>
    <meta:editing-duration>PT23M49S</meta:editing-duration>
    <meta:editing-cycles>6</meta:editing-cycles>
    <meta:generator>LibreOffice/7.2.1.2$MacOSX_X86_64 LibreOffice_project/87b77fad49947c1441b67c559c339af8f3517e22</meta:generator>
    <meta:document-statistic meta:table-count="1" meta:image-count="0" meta:object-count="0" meta:page-count="3" meta:paragraph-count="57" meta:word-count="502" meta:character-count="3261" meta:non-whitespace-character-count="2810"/>
  </office:meta>
</office:document-meta>
</file>